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58706" officeooo:paragraph-rsid="0015870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 in this lab I added the ssh key for my user for password-less connection, made user sudo on the server without password and created a user for romakuchin with its group sysadmins, also generated ssh keys for new user (The playbook also shows the running processes). The commands are in the init.yml file and here is the output:</text:p>
      <text:p text:style-name="P1">PLAY [server] ******************************************************************</text:p>
      <text:p text:style-name="P1"/>
      <text:p text:style-name="P1">TASK [Gathering Facts] *********************************************************</text:p>
      <text:p text:style-name="P1">ok: [192.168.56.102]</text:p>
      <text:p text:style-name="P1"/>
      <text:p text:style-name="P1">TASK [place ssh keys] **********************************************************</text:p>
      <text:p text:style-name="P1">ok: [192.168.56.102]</text:p>
      <text:p text:style-name="P1"/>
      <text:p text:style-name="P1">TASK [sudo without pass] *******************************************************</text:p>
      <text:p text:style-name="P1">ok: [192.168.56.102]</text:p>
      <text:p text:style-name="P1"/>
      <text:p text:style-name="P1">TASK [create group "sysadmins"] ************************************************</text:p>
      <text:p text:style-name="P1">ok: [192.168.56.102]</text:p>
      <text:p text:style-name="P1"/>
      <text:p text:style-name="P1">TASK [create a user for teacher and add to sysadmins] **************************</text:p>
      <text:p text:style-name="P1">ok: [192.168.56.102]</text:p>
      <text:p text:style-name="P1"/>
      <text:p text:style-name="P1">TASK [get running processes] ***************************************************</text:p>
      <text:p text:style-name="P1">changed: [192.168.56.102]</text:p>
      <text:p text:style-name="P1"/>
      <text:p text:style-name="P1">TASK [dump running processes] **************************************************</text:p>
      <text:p text:style-name="P1">ok: [192.168.56.102] =&gt; {</text:p>
      <text:p text:style-name="P1"><text:s text:c="4"/>"out.stdout_lines": [</text:p>
      <text:p text:style-name="P1"><text:s text:c="8"/>" <text:s/>PID TTY <text:s text:c="9"/>TIME CMD", </text:p>
      <text:p text:style-name="P1"><text:s text:c="8"/>" 1357 tty1 <text:s text:c="4"/>00:00:00 bash", </text:p>
      <text:p text:style-name="P1"><text:s text:c="8"/>" 1916 tty1 <text:s text:c="4"/>00:00:00 sudo", </text:p>
      <text:p text:style-name="P1"><text:s text:c="8"/>" 1918 tty1 <text:s text:c="4"/>00:00:00 su", </text:p>
      <text:p text:style-name="P1"><text:s text:c="8"/>" 1919 tty1 <text:s text:c="4"/>00:00:00 bash", </text:p>
      <text:p text:style-name="P1"><text:s text:c="8"/>" 3839 tty1 <text:s text:c="4"/>00:00:00 su", </text:p>
      <text:p text:style-name="P1"><text:s text:c="8"/>" 3840 tty1 <text:s text:c="4"/>00:00:00 sh", </text:p>
      <text:p text:style-name="P1"><text:s text:c="8"/>" 3845 tty1 <text:s text:c="4"/>00:00:00 su", </text:p>
      <text:p text:style-name="P1"><text:s text:c="8"/>" 3846 tty1 <text:s text:c="4"/>00:00:00 bash", </text:p>
      <text:p text:style-name="P1"><text:s text:c="8"/>" 4822 tty1 <text:s text:c="4"/>00:00:00 su", </text:p>
      <text:p text:style-name="P1"><text:s text:c="8"/>" 4823 tty1 <text:s text:c="4"/>00:00:00 bash", </text:p>
      <text:p text:style-name="P1"><text:s text:c="8"/>" 5090 tty1 <text:s text:c="4"/>00:00:00 su", </text:p>
      <text:p text:style-name="P1"><text:s text:c="8"/>" 5091 tty1 <text:s text:c="4"/>00:00:00 bash", </text:p>
      <text:p text:style-name="P1"><text:s text:c="8"/>" 5363 pts/0 <text:s text:c="3"/>00:00:00 sudo", </text:p>
      <text:p text:style-name="P1"><text:s text:c="8"/>" 5364 pts/0 <text:s text:c="3"/>00:00:00 sh", </text:p>
      <text:p text:style-name="P1"><text:s text:c="8"/>" 5365 pts/0 <text:s text:c="3"/>00:00:00 python", </text:p>
      <text:p text:style-name="P1"><text:s text:c="8"/>" 5366 pts/0 <text:s text:c="3"/>00:00:00 python", </text:p>
      <text:p text:style-name="P1"><text:s text:c="8"/>" 5367 pts/0 <text:s text:c="3"/>00:00:00 sh", </text:p>
      <text:p text:style-name="P1"><text:s text:c="8"/>" 5368 pts/0 <text:s text:c="3"/>00:00:00 ps"</text:p>
      <text:p text:style-name="P1"><text:s text:c="4"/>]</text:p>
      <text:p text:style-name="P1">}</text:p>
      <text:p text:style-name="P1"/>
      <text:p text:style-name="P1">PLAY RECAP *********************************************************************</text:p>
      <text:p text:style-name="P1">192.168.56.102 <text:s text:c="12"/>: ok=7 <text:s text:c="3"/>changed=1 <text:s text:c="3"/>unreachable=0 <text:s text:c="3"/>failed=0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1T19:47:47.878076298</meta:creation-date>
    <dc:date>2019-09-21T19:53:15.309239541</dc:date>
    <meta:editing-duration>PT5M28S</meta:editing-duration>
    <meta:editing-cycles>1</meta:editing-cycles>
    <meta:document-statistic meta:table-count="0" meta:image-count="0" meta:object-count="0" meta:page-count="1" meta:paragraph-count="40" meta:word-count="226" meta:character-count="2052" meta:non-whitespace-character-count="1588"/>
    <meta:generator>LibreOffice/6.0.7.3$Linux_X86_64 LibreOffice_project/00m0$Build-3</meta:generator>
  </office:meta>
</office:document-meta>
</file>